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956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ja_20_de_20_dato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3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 de datos" table:style-name="ta1">
        <office:forms form:automatic-focus="false" form:apply-design-mode="false"/>
        <table:shapes>
          <draw:frame draw:z-index="0" draw:style-name="gr1" draw:text-style-name="P1" svg:width="15.982cm" svg:height="8.995cm" svg:x="21.193cm" svg:y="23.285cm">
            <draw:object draw:notify-on-update-of-ranges="'Hoja de datos'.A2:'Hoja de datos'.A11 'Hoja de datos'.B1:'Hoja de datos'.B1 'Hoja de datos'.B2:'Hoja de datos'.B11 'Hoja de datos'.C1:'Hoja de datos'.C1 'Hoja de datos'.C2:'Hoja de datos'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1cm" svg:height="8.995cm" svg:x="18.984cm" svg:y="17.33cm">
            <draw:object draw:notify-on-update-of-ranges="'Hoja de datos'.A2:'Hoja de datos'.A11 'Hoja de datos'.D1:'Hoja de datos'.D1 'Hoja de datos'.D2:'Hoja de datos'.D11 'Hoja de datos'.E1:'Hoja de datos'.E1 'Hoja de datos'.E2:'Hoja de datos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81cm" svg:height="8.996cm" svg:x="1.171cm" svg:y="21.827cm">
            <draw:object draw:notify-on-update-of-ranges="'Hoja de datos'.A2:'Hoja de datos'.A11 'Hoja de datos'.F1:'Hoja de datos'.F1 'Hoja de datos'.F2:'Hoja de datos'.F11 'Hoja de datos'.G1:'Hoja de datos'.G1 'Hoja de datos'.G2:'Hoja de datos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54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AsignacionesNormales</text:p>
          </table:table-cell>
          <table:table-cell table:style-name="ce1" office:value-type="string" calcext:value-type="string">
            <text:p>AsignacionesModificado</text:p>
          </table:table-cell>
          <table:table-cell table:style-name="ce1" office:value-type="string" calcext:value-type="string">
            <text:p>ComparacionesNormales</text:p>
          </table:table-cell>
          <table:table-cell table:style-name="ce1" office:value-type="string" calcext:value-type="string">
            <text:p>ComparacionesModificado</text:p>
          </table:table-cell>
          <table:table-cell table:style-name="ce1" office:value-type="string" calcext:value-type="string">
            <text:p>TiempoNormal</text:p>
          </table:table-cell>
          <table:table-cell table:style-name="ce1" office:value-type="string" calcext:value-type="string">
            <text:p>TiempoModificado</text:p>
          </table:table-cell>
          <table:table-cell table:number-columns-repeated="2"/>
          <table:table-cell table:style-name="ce3" office:value-type="string" calcext:value-type="string">
            <text:p>n*log(n)</text:p>
          </table:table-cell>
          <table:table-cell table:style-name="ce3" office:value-type="string" calcext:value-type="string">
            <text:p>AsigN</text:p>
          </table:table-cell>
          <table:table-cell table:style-name="ce3" office:value-type="string" calcext:value-type="string">
            <text:p>AsigM</text:p>
          </table:table-cell>
          <table:table-cell table:style-name="ce3" office:value-type="string" calcext:value-type="string">
            <text:p>ComN</text:p>
          </table:table-cell>
          <table:table-cell table:style-name="ce3" office:value-type="string" calcext:value-type="string">
            <text:p>CompM</text:p>
          </table:table-cell>
          <table:table-cell table:style-name="ce3" office:value-type="string" calcext:value-type="string">
            <text:p>TieN</text:p>
          </table:table-cell>
          <table:table-cell table:style-name="ce3" office:value-type="string" calcext:value-type="string">
            <text:p>TieM</text:p>
          </table:table-cell>
          <table:table-cell table:number-columns-repeated="48"/>
        </table:table-row>
        <table:table-row table:style-name="ro1"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464530" calcext:value-type="float">
            <text:p>464530</text:p>
          </table:table-cell>
          <table:table-cell table:style-name="ce1" office:value-type="float" office:value="404433" calcext:value-type="float">
            <text:p>404433</text:p>
          </table:table-cell>
          <table:table-cell table:style-name="ce1" office:value-type="float" office:value="7875811" calcext:value-type="float">
            <text:p>7875811</text:p>
          </table:table-cell>
          <table:table-cell table:style-name="ce1" office:value-type="float" office:value="6846433" calcext:value-type="float">
            <text:p>6846433</text:p>
          </table:table-cell>
          <table:table-cell table:style-name="ce1" office:value-type="float" office:value="29767900" calcext:value-type="float">
            <text:p>29767900</text:p>
          </table:table-cell>
          <table:table-cell table:style-name="ce1" office:value-type="float" office:value="27151250" calcext:value-type="float">
            <text:p>27151250</text:p>
          </table:table-cell>
          <table:table-cell table:number-columns-repeated="2"/>
          <table:table-cell table:style-name="ce3" table:formula="of:=[.A2]*LN([.A2])" office:value-type="float" office:value="1276905.9209252" calcext:value-type="float">
            <text:p>1276905,92093</text:p>
          </table:table-cell>
          <table:table-cell table:style-name="ce3" table:formula="of:=[.B2]/[.J2]" office:value-type="float" office:value="0.363793441934562" calcext:value-type="float">
            <text:p>0,36379</text:p>
          </table:table-cell>
          <table:table-cell table:style-name="ce3" table:formula="of:=[.C2]/[.J2]" office:value-type="float" office:value="0.31672889393994" calcext:value-type="float">
            <text:p>0,31673</text:p>
          </table:table-cell>
          <table:table-cell table:style-name="ce3" table:formula="of:=[.D2]/[.J2]" office:value-type="float" office:value="6.1678866633287" calcext:value-type="float">
            <text:p>6,16789</text:p>
          </table:table-cell>
          <table:table-cell table:style-name="ce3" table:formula="of:=[.E2]/[.J2]" office:value-type="float" office:value="5.36173643477142" calcext:value-type="float">
            <text:p>5,36174</text:p>
          </table:table-cell>
          <table:table-cell table:style-name="ce3" table:formula="of:=[.F2]/[.J2]" office:value-type="float" office:value="23.312524056926" calcext:value-type="float">
            <text:p>23,31252</text:p>
          </table:table-cell>
          <table:table-cell table:style-name="ce3" table:formula="of:=[.G2]/[.J2]" office:value-type="float" office:value="21.2633127899722" calcext:value-type="float">
            <text:p>21,26331</text:p>
          </table:table-cell>
          <table:table-cell table:number-columns-repeated="48"/>
        </table:table-row>
        <table:table-row table:style-name="ro1"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508318" calcext:value-type="float">
            <text:p>508318</text:p>
          </table:table-cell>
          <table:table-cell table:style-name="ce1" office:value-type="float" office:value="442981" calcext:value-type="float">
            <text:p>442981</text:p>
          </table:table-cell>
          <table:table-cell table:style-name="ce1" office:value-type="float" office:value="8714175" calcext:value-type="float">
            <text:p>8714175</text:p>
          </table:table-cell>
          <table:table-cell table:style-name="ce1" office:value-type="float" office:value="7321519" calcext:value-type="float">
            <text:p>7321519</text:p>
          </table:table-cell>
          <table:table-cell table:style-name="ce1" office:value-type="float" office:value="26660525" calcext:value-type="float">
            <text:p>26660525</text:p>
          </table:table-cell>
          <table:table-cell table:style-name="ce1" office:value-type="float" office:value="23338850" calcext:value-type="float">
            <text:p>23338850</text:p>
          </table:table-cell>
          <table:table-cell table:number-columns-repeated="2"/>
          <table:table-cell table:style-name="ce3" table:formula="of:=[.A3]*LN([.A3])" office:value-type="float" office:value="1403429.6426117" calcext:value-type="float">
            <text:p>1403429,64261</text:p>
          </table:table-cell>
          <table:table-cell table:style-name="ce3" table:formula="of:=[.B3]/[.J3]" office:value-type="float" office:value="0.362196995535914" calcext:value-type="float">
            <text:p>0,36220</text:p>
          </table:table-cell>
          <table:table-cell table:style-name="ce3" table:formula="of:=[.C3]/[.J3]" office:value-type="float" office:value="0.315641758268436" calcext:value-type="float">
            <text:p>0,31564</text:p>
          </table:table-cell>
          <table:table-cell table:style-name="ce3" table:formula="of:=[.D3]/[.J3]" office:value-type="float" office:value="6.20919975994195" calcext:value-type="float">
            <text:p>6,20920</text:p>
          </table:table-cell>
          <table:table-cell table:style-name="ce3" table:formula="of:=[.E3]/[.J3]" office:value-type="float" office:value="5.21687641310973" calcext:value-type="float">
            <text:p>5,21688</text:p>
          </table:table-cell>
          <table:table-cell table:style-name="ce3" table:formula="of:=[.F3]/[.J3]" office:value-type="float" office:value="18.9966950893144" calcext:value-type="float">
            <text:p>18,99670</text:p>
          </table:table-cell>
          <table:table-cell table:style-name="ce3" table:formula="of:=[.G3]/[.J3]" office:value-type="float" office:value="16.6298682109691" calcext:value-type="float">
            <text:p>16,62987</text:p>
          </table:table-cell>
          <table:table-cell table:number-columns-repeated="48"/>
        </table:table-row>
        <table:table-row table:style-name="ro1"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552765" calcext:value-type="float">
            <text:p>552765</text:p>
          </table:table-cell>
          <table:table-cell table:style-name="ce1" office:value-type="float" office:value="481871" calcext:value-type="float">
            <text:p>481871</text:p>
          </table:table-cell>
          <table:table-cell table:style-name="ce1" office:value-type="float" office:value="9548706" calcext:value-type="float">
            <text:p>9548706</text:p>
          </table:table-cell>
          <table:table-cell table:style-name="ce1" office:value-type="float" office:value="8123672" calcext:value-type="float">
            <text:p>8123672</text:p>
          </table:table-cell>
          <table:table-cell table:style-name="ce1" office:value-type="float" office:value="29126750" calcext:value-type="float">
            <text:p>29126750</text:p>
          </table:table-cell>
          <table:table-cell table:style-name="ce1" office:value-type="float" office:value="25742600" calcext:value-type="float">
            <text:p>25742600</text:p>
          </table:table-cell>
          <table:table-cell table:number-columns-repeated="2"/>
          <table:table-cell table:style-name="ce3" table:formula="of:=[.A4]*LN([.A4])" office:value-type="float" office:value="1530787.6648269" calcext:value-type="float">
            <text:p>1530787,66483</text:p>
          </table:table-cell>
          <table:table-cell table:style-name="ce3" table:formula="of:=[.B4]/[.J4]" office:value-type="float" office:value="0.36109841534587" calcext:value-type="float">
            <text:p>0,36110</text:p>
          </table:table-cell>
          <table:table-cell table:style-name="ce3" table:formula="of:=[.C4]/[.J4]" office:value-type="float" office:value="0.314786309735837" calcext:value-type="float">
            <text:p>0,31479</text:p>
          </table:table-cell>
          <table:table-cell table:style-name="ce3" table:formula="of:=[.D4]/[.J4]" office:value-type="float" office:value="6.23777302326233" calcext:value-type="float">
            <text:p>6,23777</text:p>
          </table:table-cell>
          <table:table-cell table:style-name="ce3" table:formula="of:=[.E4]/[.J4]" office:value-type="float" office:value="5.30685750000383" calcext:value-type="float">
            <text:p>5,30686</text:p>
          </table:table-cell>
          <table:table-cell table:style-name="ce3" table:formula="of:=[.F4]/[.J4]" office:value-type="float" office:value="19.0272959922848" calcext:value-type="float">
            <text:p>19,02730</text:p>
          </table:table-cell>
          <table:table-cell table:style-name="ce3" table:formula="of:=[.G4]/[.J4]" office:value-type="float" office:value="16.8165713583215" calcext:value-type="float">
            <text:p>16,81657</text:p>
          </table:table-cell>
          <table:table-cell table:number-columns-repeated="48"/>
        </table:table-row>
        <table:table-row table:style-name="ro1">
          <table:table-cell table:style-name="ce1" office:value-type="float" office:value="140000" calcext:value-type="float">
            <text:p>140000</text:p>
          </table:table-cell>
          <table:table-cell table:style-name="ce1" office:value-type="float" office:value="596970" calcext:value-type="float">
            <text:p>596970</text:p>
          </table:table-cell>
          <table:table-cell table:style-name="ce1" office:value-type="float" office:value="520863" calcext:value-type="float">
            <text:p>520863</text:p>
          </table:table-cell>
          <table:table-cell table:style-name="ce1" office:value-type="float" office:value="10303770" calcext:value-type="float">
            <text:p>10303770</text:p>
          </table:table-cell>
          <table:table-cell table:style-name="ce1" office:value-type="float" office:value="8817014" calcext:value-type="float">
            <text:p>8817014</text:p>
          </table:table-cell>
          <table:table-cell table:style-name="ce1" office:value-type="float" office:value="31802075" calcext:value-type="float">
            <text:p>31802075</text:p>
          </table:table-cell>
          <table:table-cell table:style-name="ce1" office:value-type="float" office:value="27194125" calcext:value-type="float">
            <text:p>27194125</text:p>
          </table:table-cell>
          <table:table-cell table:number-columns-repeated="2"/>
          <table:table-cell table:style-name="ce3" table:formula="of:=[.A5]*LN([.A5])" office:value-type="float" office:value="1658915.6782228" calcext:value-type="float">
            <text:p>1658915,67822</text:p>
          </table:table-cell>
          <table:table-cell table:style-name="ce3" table:formula="of:=[.B5]/[.J5]" office:value-type="float" office:value="0.359855541687046" calcext:value-type="float">
            <text:p>0,35986</text:p>
          </table:table-cell>
          <table:table-cell table:style-name="ce3" table:formula="of:=[.C5]/[.J5]" office:value-type="float" office:value="0.313977983834598" calcext:value-type="float">
            <text:p>0,31398</text:p>
          </table:table-cell>
          <table:table-cell table:style-name="ce3" table:formula="of:=[.D5]/[.J5]" office:value-type="float" office:value="6.21114751958848" calcext:value-type="float">
            <text:p>6,21115</text:p>
          </table:table-cell>
          <table:table-cell table:style-name="ce3" table:formula="of:=[.E5]/[.J5]" office:value-type="float" office:value="5.31492595780738" calcext:value-type="float">
            <text:p>5,31493</text:p>
          </table:table-cell>
          <table:table-cell table:style-name="ce3" table:formula="of:=[.F5]/[.J5]" office:value-type="float" office:value="19.1703987233815" calcext:value-type="float">
            <text:p>19,17040</text:p>
          </table:table-cell>
          <table:table-cell table:style-name="ce3" table:formula="of:=[.G5]/[.J5]" office:value-type="float" office:value="16.3927108273117" calcext:value-type="float">
            <text:p>16,39271</text:p>
          </table:table-cell>
          <table:table-cell table:number-columns-repeated="48"/>
        </table:table-row>
        <table:table-row table:style-name="ro1"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641821" calcext:value-type="float">
            <text:p>641821</text:p>
          </table:table-cell>
          <table:table-cell table:style-name="ce1" office:value-type="float" office:value="559387" calcext:value-type="float">
            <text:p>559387</text:p>
          </table:table-cell>
          <table:table-cell table:style-name="ce1" office:value-type="float" office:value="11086802" calcext:value-type="float">
            <text:p>11086802</text:p>
          </table:table-cell>
          <table:table-cell table:style-name="ce1" office:value-type="float" office:value="9420609" calcext:value-type="float">
            <text:p>9420609</text:p>
          </table:table-cell>
          <table:table-cell table:style-name="ce1" office:value-type="float" office:value="34935050" calcext:value-type="float">
            <text:p>34935050</text:p>
          </table:table-cell>
          <table:table-cell table:style-name="ce1" office:value-type="float" office:value="29798900" calcext:value-type="float">
            <text:p>29798900</text:p>
          </table:table-cell>
          <table:table-cell table:number-columns-repeated="2"/>
          <table:table-cell table:style-name="ce3" table:formula="of:=[.A6]*LN([.A6])" office:value-type="float" office:value="1787758.58596176" calcext:value-type="float">
            <text:p>1787758,58596</text:p>
          </table:table-cell>
          <table:table-cell table:style-name="ce3" table:formula="of:=[.B6]/[.J6]" office:value-type="float" office:value="0.359008763845327" calcext:value-type="float">
            <text:p>0,35901</text:p>
          </table:table-cell>
          <table:table-cell table:style-name="ce3" table:formula="of:=[.C6]/[.J6]" office:value-type="float" office:value="0.312898511237784" calcext:value-type="float">
            <text:p>0,31290</text:p>
          </table:table-cell>
          <table:table-cell table:style-name="ce3" table:formula="of:=[.D6]/[.J6]" office:value-type="float" office:value="6.20150958135975" calcext:value-type="float">
            <text:p>6,20151</text:p>
          </table:table-cell>
          <table:table-cell table:style-name="ce3" table:formula="of:=[.E6]/[.J6]" office:value-type="float" office:value="5.26950846382427" calcext:value-type="float">
            <text:p>5,26951</text:p>
          </table:table-cell>
          <table:table-cell table:style-name="ce3" table:formula="of:=[.F6]/[.J6]" office:value-type="float" office:value="19.5412570099368" calcext:value-type="float">
            <text:p>19,54126</text:p>
          </table:table-cell>
          <table:table-cell table:style-name="ce3" table:formula="of:=[.G6]/[.J6]" office:value-type="float" office:value="16.6683019922229" calcext:value-type="float">
            <text:p>16,66830</text:p>
          </table:table-cell>
          <table:table-cell table:number-columns-repeated="48"/>
        </table:table-row>
        <table:table-row table:style-name="ro1"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686112" calcext:value-type="float">
            <text:p>686112</text:p>
          </table:table-cell>
          <table:table-cell table:style-name="ce1" office:value-type="float" office:value="598397" calcext:value-type="float">
            <text:p>598397</text:p>
          </table:table-cell>
          <table:table-cell table:style-name="ce1" office:value-type="float" office:value="12065142" calcext:value-type="float">
            <text:p>12065142</text:p>
          </table:table-cell>
          <table:table-cell table:style-name="ce1" office:value-type="float" office:value="10064150" calcext:value-type="float">
            <text:p>10064150</text:p>
          </table:table-cell>
          <table:table-cell table:style-name="ce1" office:value-type="float" office:value="37897225" calcext:value-type="float">
            <text:p>37897225</text:p>
          </table:table-cell>
          <table:table-cell table:style-name="ce1" office:value-type="float" office:value="31604425" calcext:value-type="float">
            <text:p>31604425</text:p>
          </table:table-cell>
          <table:table-cell table:number-columns-repeated="2"/>
          <table:table-cell table:style-name="ce3" table:formula="of:=[.A7]*LN([.A7])" office:value-type="float" office:value="1917268.65507455" calcext:value-type="float">
            <text:p>1917268,65507</text:p>
          </table:table-cell>
          <table:table-cell table:style-name="ce3" table:formula="of:=[.B7]/[.J7]" office:value-type="float" office:value="0.357859081555433" calcext:value-type="float">
            <text:p>0,35786</text:p>
          </table:table-cell>
          <table:table-cell table:style-name="ce3" table:formula="of:=[.C7]/[.J7]" office:value-type="float" office:value="0.312109102924197" calcext:value-type="float">
            <text:p>0,31211</text:p>
          </table:table-cell>
          <table:table-cell table:style-name="ce3" table:formula="of:=[.D7]/[.J7]" office:value-type="float" office:value="6.29288022211516" calcext:value-type="float">
            <text:p>6,29288</text:p>
          </table:table-cell>
          <table:table-cell table:style-name="ce3" table:formula="of:=[.E7]/[.J7]" office:value-type="float" office:value="5.24921219223117" calcext:value-type="float">
            <text:p>5,24921</text:p>
          </table:table-cell>
          <table:table-cell table:style-name="ce3" table:formula="of:=[.F7]/[.J7]" office:value-type="float" office:value="19.7662570134316" calcext:value-type="float">
            <text:p>19,76626</text:p>
          </table:table-cell>
          <table:table-cell table:style-name="ce3" table:formula="of:=[.G7]/[.J7]" office:value-type="float" office:value="16.4840878800947" calcext:value-type="float">
            <text:p>16,48409</text:p>
          </table:table-cell>
          <table:table-cell table:number-columns-repeated="48"/>
        </table:table-row>
        <table:table-row table:style-name="ro1"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730415" calcext:value-type="float">
            <text:p>730415</text:p>
          </table:table-cell>
          <table:table-cell table:style-name="ce1" office:value-type="float" office:value="637958" calcext:value-type="float">
            <text:p>637958</text:p>
          </table:table-cell>
          <table:table-cell table:style-name="ce1" office:value-type="float" office:value="13176229" calcext:value-type="float">
            <text:p>13176229</text:p>
          </table:table-cell>
          <table:table-cell table:style-name="ce1" office:value-type="float" office:value="10976136" calcext:value-type="float">
            <text:p>10976136</text:p>
          </table:table-cell>
          <table:table-cell table:style-name="ce1" office:value-type="float" office:value="41892825" calcext:value-type="float">
            <text:p>41892825</text:p>
          </table:table-cell>
          <table:table-cell table:style-name="ce1" office:value-type="float" office:value="34836625" calcext:value-type="float">
            <text:p>34836625</text:p>
          </table:table-cell>
          <table:table-cell table:number-columns-repeated="2"/>
          <table:table-cell table:style-name="ce3" table:formula="of:=[.A8]*LN([.A8])" office:value-type="float" office:value="2047404.13172551" calcext:value-type="float">
            <text:p>2047404,13173</text:p>
          </table:table-cell>
          <table:table-cell table:style-name="ce3" table:formula="of:=[.B8]/[.J8]" office:value-type="float" office:value="0.356751746605308" calcext:value-type="float">
            <text:p>0,35675</text:p>
          </table:table-cell>
          <table:table-cell table:style-name="ce3" table:formula="of:=[.C8]/[.J8]" office:value-type="float" office:value="0.311593588248912" calcext:value-type="float">
            <text:p>0,31159</text:p>
          </table:table-cell>
          <table:table-cell table:style-name="ce3" table:formula="of:=[.D8]/[.J8]" office:value-type="float" office:value="6.43557800623141" calcext:value-type="float">
            <text:p>6,43558</text:p>
          </table:table-cell>
          <table:table-cell table:style-name="ce3" table:formula="of:=[.E8]/[.J8]" office:value-type="float" office:value="5.36100119654909" calcext:value-type="float">
            <text:p>5,36100</text:p>
          </table:table-cell>
          <table:table-cell table:style-name="ce3" table:formula="of:=[.F8]/[.J8]" office:value-type="float" office:value="20.4614342380435" calcext:value-type="float">
            <text:p>20,46143</text:p>
          </table:table-cell>
          <table:table-cell table:style-name="ce3" table:formula="of:=[.G8]/[.J8]" office:value-type="float" office:value="17.0150213434611" calcext:value-type="float">
            <text:p>17,01502</text:p>
          </table:table-cell>
          <table:table-cell table:number-columns-repeated="48"/>
        </table:table-row>
        <table:table-row table:style-name="ro1">
          <table:table-cell table:style-name="ce1" office:value-type="float" office:value="180000" calcext:value-type="float">
            <text:p>180000</text:p>
          </table:table-cell>
          <table:table-cell table:style-name="ce1" office:value-type="float" office:value="775204" calcext:value-type="float">
            <text:p>775204</text:p>
          </table:table-cell>
          <table:table-cell table:style-name="ce1" office:value-type="float" office:value="677231" calcext:value-type="float">
            <text:p>677231</text:p>
          </table:table-cell>
          <table:table-cell table:style-name="ce1" office:value-type="float" office:value="13699294" calcext:value-type="float">
            <text:p>13699294</text:p>
          </table:table-cell>
          <table:table-cell table:style-name="ce1" office:value-type="float" office:value="11844346" calcext:value-type="float">
            <text:p>11844346</text:p>
          </table:table-cell>
          <table:table-cell table:style-name="ce1" office:value-type="float" office:value="44443425" calcext:value-type="float">
            <text:p>44443425</text:p>
          </table:table-cell>
          <table:table-cell table:style-name="ce1" office:value-type="float" office:value="36694975" calcext:value-type="float">
            <text:p>36694975</text:p>
          </table:table-cell>
          <table:table-cell table:number-columns-repeated="2"/>
          <table:table-cell table:style-name="ce3" table:formula="of:=[.A9]*LN([.A9])" office:value-type="float" office:value="2178128.18337702" calcext:value-type="float">
            <text:p>2178128,18338</text:p>
          </table:table-cell>
          <table:table-cell table:style-name="ce3" table:formula="of:=[.B9]/[.J9]" office:value-type="float" office:value="0.355903755305211" calcext:value-type="float">
            <text:p>0,35590</text:p>
          </table:table-cell>
          <table:table-cell table:style-name="ce3" table:formula="of:=[.C9]/[.J9]" office:value-type="float" office:value="0.310923390628923" calcext:value-type="float">
            <text:p>0,31092</text:p>
          </table:table-cell>
          <table:table-cell table:style-name="ce3" table:formula="of:=[.D9]/[.J9]" office:value-type="float" office:value="6.28948016216396" calcext:value-type="float">
            <text:p>6,28948</text:p>
          </table:table-cell>
          <table:table-cell table:style-name="ce3" table:formula="of:=[.E9]/[.J9]" office:value-type="float" office:value="5.43785535231276" calcext:value-type="float">
            <text:p>5,43786</text:p>
          </table:table-cell>
          <table:table-cell table:style-name="ce3" table:formula="of:=[.F9]/[.J9]" office:value-type="float" office:value="20.404412072339" calcext:value-type="float">
            <text:p>20,40441</text:p>
          </table:table-cell>
          <table:table-cell table:style-name="ce3" table:formula="of:=[.G9]/[.J9]" office:value-type="float" office:value="16.8470227234777" calcext:value-type="float">
            <text:p>16,84702</text:p>
          </table:table-cell>
          <table:table-cell table:number-columns-repeated="48"/>
        </table:table-row>
        <table:table-row table:style-name="ro1"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821148" calcext:value-type="float">
            <text:p>821148</text:p>
          </table:table-cell>
          <table:table-cell table:style-name="ce1" office:value-type="float" office:value="717125" calcext:value-type="float">
            <text:p>717125</text:p>
          </table:table-cell>
          <table:table-cell table:style-name="ce1" office:value-type="float" office:value="14796470" calcext:value-type="float">
            <text:p>14796470</text:p>
          </table:table-cell>
          <table:table-cell table:style-name="ce1" office:value-type="float" office:value="12376774" calcext:value-type="float">
            <text:p>12376774</text:p>
          </table:table-cell>
          <table:table-cell table:style-name="ce1" office:value-type="float" office:value="69069050" calcext:value-type="float">
            <text:p>69069050</text:p>
          </table:table-cell>
          <table:table-cell table:style-name="ce1" office:value-type="float" office:value="54136800" calcext:value-type="float">
            <text:p>54136800</text:p>
          </table:table-cell>
          <table:table-cell table:number-columns-repeated="2"/>
          <table:table-cell table:style-name="ce3" table:formula="of:=[.A10]*LN([.A10])" office:value-type="float" office:value="2309408.0767171" calcext:value-type="float">
            <text:p>2309408,07672</text:p>
          </table:table-cell>
          <table:table-cell table:style-name="ce3" table:formula="of:=[.B10]/[.J10]" office:value-type="float" office:value="0.355566436386284" calcext:value-type="float">
            <text:p>0,35557</text:p>
          </table:table-cell>
          <table:table-cell table:style-name="ce3" table:formula="of:=[.C10]/[.J10]" office:value-type="float" office:value="0.310523292626315" calcext:value-type="float">
            <text:p>0,31052</text:p>
          </table:table-cell>
          <table:table-cell table:style-name="ce3" table:formula="of:=[.D10]/[.J10]" office:value-type="float" office:value="6.40704003297403" calcext:value-type="float">
            <text:p>6,40704</text:p>
          </table:table-cell>
          <table:table-cell table:style-name="ce3" table:formula="of:=[.E10]/[.J10]" office:value-type="float" office:value="5.35928410607882" calcext:value-type="float">
            <text:p>5,35928</text:p>
          </table:table-cell>
          <table:table-cell table:style-name="ce3" table:formula="of:=[.F10]/[.J10]" office:value-type="float" office:value="29.9076853053116" calcext:value-type="float">
            <text:p>29,90769</text:p>
          </table:table-cell>
          <table:table-cell table:style-name="ce3" table:formula="of:=[.G10]/[.J10]" office:value-type="float" office:value="23.4418509858844" calcext:value-type="float">
            <text:p>23,44185</text:p>
          </table:table-cell>
          <table:table-cell table:number-columns-repeated="48"/>
        </table:table-row>
        <table:table-row table:style-name="ro1"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866400" calcext:value-type="float">
            <text:p>866400</text:p>
          </table:table-cell>
          <table:table-cell table:style-name="ce1" office:value-type="float" office:value="756973" calcext:value-type="float">
            <text:p>756973</text:p>
          </table:table-cell>
          <table:table-cell table:style-name="ce1" office:value-type="float" office:value="15186354" calcext:value-type="float">
            <text:p>15186354</text:p>
          </table:table-cell>
          <table:table-cell table:style-name="ce1" office:value-type="float" office:value="12906511" calcext:value-type="float">
            <text:p>12906511</text:p>
          </table:table-cell>
          <table:table-cell table:style-name="ce1" office:value-type="float" office:value="55139100" calcext:value-type="float">
            <text:p>55139100</text:p>
          </table:table-cell>
          <table:table-cell table:style-name="ce1" office:value-type="float" office:value="44152275" calcext:value-type="float">
            <text:p>44152275</text:p>
          </table:table-cell>
          <table:table-cell table:number-columns-repeated="2"/>
          <table:table-cell table:style-name="ce3" table:formula="of:=[.A11]*LN([.A11])" office:value-type="float" office:value="2441214.52910603" calcext:value-type="float">
            <text:p>2441214,52911</text:p>
          </table:table-cell>
          <table:table-cell table:style-name="ce3" table:formula="of:=[.B11]/[.J11]" office:value-type="float" office:value="0.354905310315875" calcext:value-type="float">
            <text:p>0,35491</text:p>
          </table:table-cell>
          <table:table-cell table:style-name="ce3" table:formula="of:=[.C11]/[.J11]" office:value-type="float" office:value="0.310080491073106" calcext:value-type="float">
            <text:p>0,31008</text:p>
          </table:table-cell>
          <table:table-cell table:style-name="ce3" table:formula="of:=[.D11]/[.J11]" office:value-type="float" office:value="6.22081911234618" calcext:value-type="float">
            <text:p>6,22082</text:p>
          </table:table-cell>
          <table:table-cell table:style-name="ce3" table:formula="of:=[.E11]/[.J11]" office:value-type="float" office:value="5.28692208166004" calcext:value-type="float">
            <text:p>5,28692</text:p>
          </table:table-cell>
          <table:table-cell table:style-name="ce3" table:formula="of:=[.F11]/[.J11]" office:value-type="float" office:value="22.5867490720661" calcext:value-type="float">
            <text:p>22,58675</text:p>
          </table:table-cell>
          <table:table-cell table:style-name="ce3" table:formula="of:=[.G11]/[.J11]" office:value-type="float" office:value="18.0861921283782" calcext:value-type="float">
            <text:p>18,08619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3" table:number-columns-repeated="7"/>
          <table:table-cell table:number-columns-repeated="48"/>
        </table:table-row>
        <table:table-row table:style-name="ro1">
          <table:table-cell table:number-columns-repeated="9"/>
          <table:table-cell table:style-name="ce3" office:value-type="string" calcext:value-type="string">
            <text:p>Media:</text:p>
          </table:table-cell>
          <table:table-cell table:style-name="ce3" table:formula="of:=AVERAGE([.K2:.K12])" office:value-type="float" office:value="0.358693948851683" calcext:value-type="float">
            <text:p>0,35869</text:p>
          </table:table-cell>
          <table:table-cell table:style-name="ce3" table:formula="of:=AVERAGE([.L2:.L12])" office:value-type="float" office:value="0.312926332251805" calcext:value-type="float">
            <text:p>0,31293</text:p>
          </table:table-cell>
          <table:table-cell table:style-name="ce3" table:formula="of:=AVERAGE([.M2:.M12])" office:value-type="float" office:value="6.26733140833119" calcext:value-type="float">
            <text:p>6,26733</text:p>
          </table:table-cell>
          <table:table-cell table:style-name="ce3" table:formula="of:=AVERAGE([.N2:.N12])" office:value-type="float" office:value="5.31641796983485" calcext:value-type="float">
            <text:p>5,31642</text:p>
          </table:table-cell>
          <table:table-cell table:style-name="ce3" table:formula="of:=AVERAGE([.O2:.O12])" office:value-type="float" office:value="21.3174708573035" calcext:value-type="float">
            <text:p>21,31747</text:p>
          </table:table-cell>
          <table:table-cell table:style-name="ce3" table:formula="of:=AVERAGE([.P2:.P12])" office:value-type="float" office:value="17.9644940240093" calcext:value-type="float">
            <text:p>17,96449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formula="of:=([.K13]/[.L13]*100)-100" office:value-type="float" office:value="14.6256840293804" calcext:value-type="float">
            <text:p>14,6256840293804</text:p>
          </table:table-cell>
          <table:table-cell/>
          <table:table-cell table:formula="of:=([.M13]/[.N13]*100)-100" office:value-type="float" office:value="17.8863558864595" calcext:value-type="float">
            <text:p>17,8863558864595</text:p>
          </table:table-cell>
          <table:table-cell/>
          <table:table-cell table:formula="of:=([.O13]/[.P13]*100)-100" office:value-type="float" office:value="18.6644657445569" calcext:value-type="float">
            <text:p>18,6644657445569</text:p>
          </table:table-cell>
          <table:table-cell table:number-columns-repeated="49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$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">
      <number:number number:decimal-places="5" loext:min-decimal-places="5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 style:data-style-name="N2" text:time-value="12:27:41.357221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de_20_datos" style:display-name="PageStyle_Hoja de 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2:19:02.715689208</meta:creation-date>
    <dc:date>2022-10-20T13:26:42.657933662</dc:date>
    <meta:editing-duration>PT21M15S</meta:editing-duration>
    <meta:editing-cycles>2</meta:editing-cycles>
    <meta:generator>LibreOffice/6.4.7.2$Linux_X86_64 LibreOffice_project/40$Build-2</meta:generator>
    <meta:document-statistic meta:table-count="1" meta:cell-count="16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legend chart:legend-position="end" svg:x="11.833cm" svg:y="3.95cm" style:legend-expansion="high" chart:style-name="ch2"/>
        <chart:plot-area chart:style-name="ch3" table:cell-range-address="'Hoja de datos'.A2:'Hoja de datos'.A11 'Hoja de datos'.F1:'Hoja de datos'.G11" chart:data-source-has-labels="both" svg:x="0.319cm" svg:y="0.179cm" svg:width="11.195cm" svg:height="8.639cm">
          <chartooo:coordinate-region svg:x="2.052cm" svg:y="0.179cm" svg:width="9.323cm" svg:height="7.124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F2:'Hoja de datos'.F11" chart:label-cell-address="'Hoja de datos'.F1:'Hoja de datos'.F1" chart:class="chart:line">
            <chart:data-point chart:repeated="10"/>
          </chart:series>
          <chart:series chart:style-name="ch7" chart:values-cell-range-address="'Hoja de datos'.G2:'Hoja de datos'.G11" chart:label-cell-address="'Hoja de datos'.G1:'Hoja de datos'.G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Normal</text:p>
                <draw:g>
                  <svg:desc>'Hoja de datos'.F1:'Hoja de datos'.F1</svg:desc>
                </draw:g>
              </table:table-cell>
              <table:table-cell office:value-type="string">
                <text:p>TiempoModificado</text:p>
                <draw:g>
                  <svg:desc>'Hoja de datos'.G1:'Hoja de datos'.G1</svg:desc>
                </draw:g>
              </table:table-cell>
            </table:table-row>
          </table:table-header-rows>
          <table:table-rows>
            <table:table-row>
              <table:table-cell office:value-type="float" office:value="110000">
                <text:p>110000</text:p>
                <draw:g>
                  <svg:desc>'Hoja de datos'.A2:'Hoja de datos'.A11</svg:desc>
                </draw:g>
              </table:table-cell>
              <table:table-cell office:value-type="float" office:value="29767900">
                <text:p>29767900</text:p>
                <draw:g>
                  <svg:desc>'Hoja de datos'.F2:'Hoja de datos'.F11</svg:desc>
                </draw:g>
              </table:table-cell>
              <table:table-cell office:value-type="float" office:value="27151250">
                <text:p>27151250</text:p>
                <draw:g>
                  <svg:desc>'Hoja de datos'.G2:'Hoja de datos'.G11</svg:desc>
                </draw:g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6660525">
                <text:p>26660525</text:p>
              </table:table-cell>
              <table:table-cell office:value-type="float" office:value="23338850">
                <text:p>23338850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9126750">
                <text:p>29126750</text:p>
              </table:table-cell>
              <table:table-cell office:value-type="float" office:value="25742600">
                <text:p>25742600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31802075">
                <text:p>31802075</text:p>
              </table:table-cell>
              <table:table-cell office:value-type="float" office:value="27194125">
                <text:p>2719412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34935050">
                <text:p>34935050</text:p>
              </table:table-cell>
              <table:table-cell office:value-type="float" office:value="29798900">
                <text:p>29798900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7897225">
                <text:p>37897225</text:p>
              </table:table-cell>
              <table:table-cell office:value-type="float" office:value="31604425">
                <text:p>31604425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41892825">
                <text:p>41892825</text:p>
              </table:table-cell>
              <table:table-cell office:value-type="float" office:value="34836625">
                <text:p>3483662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44443425">
                <text:p>44443425</text:p>
              </table:table-cell>
              <table:table-cell office:value-type="float" office:value="36694975">
                <text:p>36694975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69069050">
                <text:p>69069050</text:p>
              </table:table-cell>
              <table:table-cell office:value-type="float" office:value="54136800">
                <text:p>5413680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5139100">
                <text:p>55139100</text:p>
              </table:table-cell>
              <table:table-cell office:value-type="float" office:value="44152275">
                <text:p>44152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0.14cm" svg:y="2.607cm" style:legend-expansion="high" chart:style-name="ch2"/>
        <chart:plot-area chart:style-name="ch3" table:cell-range-address="'Hoja de datos'.A2:'Hoja de datos'.A11 'Hoja de datos'.D1:'Hoja de datos'.E11" chart:data-source-has-labels="both" svg:x="0.319cm" svg:y="0.179cm" svg:width="9.502cm" svg:height="8.638cm">
          <chartooo:coordinate-region svg:x="1.866cm" svg:y="0.179cm" svg:width="7.629cm" svg:height="7.123cm"/>
          <chart:axis chart:dimension="x" chart:name="primary-x" chart:style-name="ch4" chartooo:axis-type="auto">
            <chartooo:date-scale/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D2:'Hoja de datos'.D11" chart:label-cell-address="'Hoja de datos'.D1:'Hoja de datos'.D1" chart:class="chart:line">
            <chart:regression-curve chart:style-name="ch7">
              <chart:equation chart:display-equation="true" chart:display-r-square="false" svg:x="1.757cm" svg:y="0.95cm"/>
            </chart:regression-curve>
            <chart:data-point chart:repeated="10"/>
          </chart:series>
          <chart:series chart:style-name="ch8" chart:values-cell-range-address="'Hoja de datos'.E2:'Hoja de datos'.E11" chart:label-cell-address="'Hoja de datos'.E1:'Hoja de datos'.E1" chart:class="chart:line">
            <chart:regression-curve chart:style-name="ch9"/>
            <chart:regression-curve chart:style-name="ch9">
              <chart:equation chart:display-equation="true" chart:display-r-square="fals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acionesNormales</text:p>
                <draw:g>
                  <svg:desc>'Hoja de datos'.D1:'Hoja de datos'.D1</svg:desc>
                </draw:g>
              </table:table-cell>
              <table:table-cell office:value-type="string">
                <text:p>ComparacionesModificado</text:p>
                <draw:g>
                  <svg:desc>'Hoja de datos'.E1:'Hoja de datos'.E1</svg:desc>
                </draw:g>
              </table:table-cell>
            </table:table-row>
          </table:table-header-rows>
          <table:table-rows>
            <table:table-row>
              <table:table-cell office:value-type="float" office:value="110000">
                <text:p>110000</text:p>
                <draw:g>
                  <svg:desc>'Hoja de datos'.A2:'Hoja de datos'.A11</svg:desc>
                </draw:g>
              </table:table-cell>
              <table:table-cell office:value-type="float" office:value="7875811">
                <text:p>7875811</text:p>
                <draw:g>
                  <svg:desc>'Hoja de datos'.D2:'Hoja de datos'.D11</svg:desc>
                </draw:g>
              </table:table-cell>
              <table:table-cell office:value-type="float" office:value="6846433">
                <text:p>6846433</text:p>
                <draw:g>
                  <svg:desc>'Hoja de datos'.E2:'Hoja de datos'.E11</svg:desc>
                </draw:g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8714175">
                <text:p>8714175</text:p>
              </table:table-cell>
              <table:table-cell office:value-type="float" office:value="7321519">
                <text:p>732151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9548706">
                <text:p>9548706</text:p>
              </table:table-cell>
              <table:table-cell office:value-type="float" office:value="8123672">
                <text:p>8123672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0303770">
                <text:p>10303770</text:p>
              </table:table-cell>
              <table:table-cell office:value-type="float" office:value="8817014">
                <text:p>8817014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1086802">
                <text:p>11086802</text:p>
              </table:table-cell>
              <table:table-cell office:value-type="float" office:value="9420609">
                <text:p>942060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2065142">
                <text:p>12065142</text:p>
              </table:table-cell>
              <table:table-cell office:value-type="float" office:value="10064150">
                <text:p>10064150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3176229">
                <text:p>13176229</text:p>
              </table:table-cell>
              <table:table-cell office:value-type="float" office:value="10976136">
                <text:p>10976136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3699294">
                <text:p>13699294</text:p>
              </table:table-cell>
              <table:table-cell office:value-type="float" office:value="11844346">
                <text:p>11844346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4796470">
                <text:p>14796470</text:p>
              </table:table-cell>
              <table:table-cell office:value-type="float" office:value="12376774">
                <text:p>1237677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5186354">
                <text:p>15186354</text:p>
              </table:table-cell>
              <table:table-cell office:value-type="float" office:value="12906511">
                <text:p>129065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8.996cm" xlink:href=".." xlink:type="simple" chart:class="chart:scatter" chart:style-name="ch1">
        <chart:legend chart:legend-position="end" svg:x="9.982cm" svg:y="2.607cm" style:legend-expansion="high" chart:style-name="ch2"/>
        <chart:plot-area chart:style-name="ch3" table:cell-range-address="'Hoja de datos'.A1:'Hoja de datos'.C11" chart:data-source-has-labels="both" svg:x="0.319cm" svg:y="0.179cm" svg:width="9.344cm" svg:height="8.638cm">
          <chartooo:coordinate-region svg:x="1.681cm" svg:y="0.378cm" svg:width="7.24cm" svg:height="7.792cm"/>
          <chart:axis chart:dimension="x" chart:name="primary-x" chart:style-name="ch4" chartooo:axis-type="auto">
            <chart:categories table:cell-range-address="'Hoja de datos'.A2:'Hoja de datos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Hoja de datos'.B2:'Hoja de datos'.B11" chart:label-cell-address="'Hoja de datos'.B1:'Hoja de datos'.B1" chart:class="chart:scatter">
            <chart:domain table:cell-range-address="'Hoja de datos'.A2:'Hoja de datos'.A11"/>
            <chart:regression-curve chart:style-name="ch7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series chart:style-name="ch8" chart:values-cell-range-address="'Hoja de datos'.C2:'Hoja de datos'.C11" chart:label-cell-address="'Hoja de datos'.C1:'Hoja de datos'.C1" chart:class="chart:scatter">
            <chart:regression-curve chart:style-name="ch9">
              <chart:equation chart:display-equation="true" chart:display-r-square="fals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gnacionesNormales</text:p>
                <draw:g>
                  <svg:desc>'Hoja de datos'.B1:'Hoja de datos'.B1</svg:desc>
                </draw:g>
              </table:table-cell>
              <table:table-cell office:value-type="string">
                <text:p>AsignacionesModificado</text:p>
                <draw:g>
                  <svg:desc>'Hoja de datos'.C1:'Hoja de datos'.C1</svg:desc>
                </draw:g>
              </table:table-cell>
            </table:table-row>
          </table:table-header-rows>
          <table:table-rows>
            <table:table-row>
              <table:table-cell office:value-type="float" office:value="110000">
                <text:p>110000</text:p>
                <draw:g>
                  <svg:desc>'Hoja de datos'.A2:'Hoja de datos'.A11</svg:desc>
                </draw:g>
              </table:table-cell>
              <table:table-cell office:value-type="float" office:value="464530">
                <text:p>464530</text:p>
                <draw:g>
                  <svg:desc>'Hoja de datos'.B2:'Hoja de datos'.B11</svg:desc>
                </draw:g>
              </table:table-cell>
              <table:table-cell office:value-type="float" office:value="404433">
                <text:p>404433</text:p>
                <draw:g>
                  <svg:desc>'Hoja de datos'.C2:'Hoja de datos'.C11</svg:desc>
                </draw:g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508318">
                <text:p>508318</text:p>
              </table:table-cell>
              <table:table-cell office:value-type="float" office:value="442981">
                <text:p>44298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552765">
                <text:p>552765</text:p>
              </table:table-cell>
              <table:table-cell office:value-type="float" office:value="481871">
                <text:p>481871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596970">
                <text:p>596970</text:p>
              </table:table-cell>
              <table:table-cell office:value-type="float" office:value="520863">
                <text:p>52086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641821">
                <text:p>641821</text:p>
              </table:table-cell>
              <table:table-cell office:value-type="float" office:value="559387">
                <text:p>55938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686112">
                <text:p>686112</text:p>
              </table:table-cell>
              <table:table-cell office:value-type="float" office:value="598397">
                <text:p>598397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730415">
                <text:p>730415</text:p>
              </table:table-cell>
              <table:table-cell office:value-type="float" office:value="637958">
                <text:p>637958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775204">
                <text:p>775204</text:p>
              </table:table-cell>
              <table:table-cell office:value-type="float" office:value="677231">
                <text:p>677231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821148">
                <text:p>821148</text:p>
              </table:table-cell>
              <table:table-cell office:value-type="float" office:value="717125">
                <text:p>71712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66400">
                <text:p>866400</text:p>
              </table:table-cell>
              <table:table-cell office:value-type="float" office:value="756973">
                <text:p>7569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